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translation">
      <style:table-properties table:display="true" style:writing-mode="lr-tb"/>
    </style:style>
    <style:style style:name="ta2" style:family="table" style:master-page-name="PageStyle_5f_By_20_verified">
      <style:table-properties table:display="true" style:writing-mode="lr-tb"/>
    </style:style>
    <style:style style:name="ta4" style:family="table" style:master-page-name="PageStyle_5f_By_20_concept">
      <style:table-properties table:display="true" style:writing-mode="lr-tb"/>
    </style:style>
    <style:style style:name="ta5" style:family="table" style:master-page-name="PageStyle_5f_By_20_languag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none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Default">
      <style:table-cell-properties fo:border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7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39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2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4" style:family="table-cell" style:parent-style-name="Default">
      <style:table-cell-properties fo:border="0.99pt solid #000000"/>
    </style:style>
    <style:style style:name="ce8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6" style:family="table-cell" style:parent-style-name="Pivot_20_Table_20_Field">
      <style:table-cell-properties fo:border="0.99pt solid #000000"/>
    </style:style>
    <style:style style:name="ce8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9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9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5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9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9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01" style:family="table-cell" style:parent-style-name="Pivot_20_Table_20_Result" style:data-style-name="N0">
      <style:table-cell-properties fo:border-bottom="0.99pt solid #000000" fo:border-left="none" fo:border-right="2.01pt solid #000000" fo:border-top="0.99pt solid #000000"/>
    </style:style>
    <style:style style:name="ce10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114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l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76" office:value-type="string" calcext:value-type="string">
            <text:p>concept</text:p>
          </table:table-cell>
          <table:table-cell table:style-name="ce76" office:value-type="string" calcext:value-type="string">
            <text:p>source_lang</text:p>
          </table:table-cell>
          <table:table-cell table:style-name="ce76" office:value-type="string" calcext:value-type="string">
            <text:p>target_lang</text:p>
          </table:table-cell>
          <table:table-cell table:style-name="ce76" office:value-type="string" calcext:value-type="string">
            <text:p>source_gender</text:p>
          </table:table-cell>
          <table:table-cell table:style-name="ce76" office:value-type="string" calcext:value-type="string">
            <text:p>original</text:p>
          </table:table-cell>
          <table:table-cell table:style-name="ce76" office:value-type="string" calcext:value-type="string">
            <text:p>translation</text:p>
          </table:table-cell>
          <table:table-cell table:style-name="ce76" office:value-type="string" calcext:value-type="string">
            <text:p>verified</text:p>
          </table:table-cell>
          <table:table-cell table:style-name="ce76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irmier</text:p>
          </table:table-cell>
          <table:table-cell table:style-name="ce76" office:value-type="string" calcext:value-type="string">
            <text:p>l'infermier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irmier</text:p>
          </table:table-cell>
          <table:table-cell table:style-name="ce76" office:value-type="string" calcext:value-type="string">
            <text:p>die Krankenschwest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2" calcext:value-type="float">
            <text:p>12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irmière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" calcext:value-type="float">
            <text:p>13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Krankenpfleger</text:p>
          </table:table-cell>
          <table:table-cell table:style-name="ce76" office:value-type="string" calcext:value-type="string">
            <text:p>l'infirmièr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4" calcext:value-type="float">
            <text:p>14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string" calcext:value-type="string">
            <text:p>l'infirmiè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" calcext:value-type="float">
            <text:p>15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irmier</text:p>
          </table:table-cell>
          <table:table-cell table:style-name="ce76" office:value-type="string" calcext:value-type="string">
            <text:p>la enfermer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6" calcext:value-type="float">
            <text:p>16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irmière</text:p>
          </table:table-cell>
          <table:table-cell table:style-name="ce76" office:value-type="string" calcext:value-type="string">
            <text:p>la enferme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" calcext:value-type="float">
            <text:p>17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nfermero</text:p>
          </table:table-cell>
          <table:table-cell table:style-name="ce76" office:value-type="string" calcext:value-type="string">
            <text:p>l'infirmi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" calcext:value-type="float">
            <text:p>18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nfermera</text:p>
          </table:table-cell>
          <table:table-cell table:style-name="ce76" office:value-type="string" calcext:value-type="string">
            <text:p>l'infirmiè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" calcext:value-type="float">
            <text:p>19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nfermero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nfermera</text:p>
          </table:table-cell>
          <table:table-cell table:style-name="ce76" office:value-type="string" calcext:value-type="string">
            <text:p>die Krankenschwest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" calcext:value-type="float">
            <text:p>21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Krankenpfleger</text:p>
          </table:table-cell>
          <table:table-cell table:style-name="ce76" office:value-type="string" calcext:value-type="string">
            <text:p>el enfermer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" calcext:value-type="float">
            <text:p>22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string" calcext:value-type="string">
            <text:p>la enferme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" calcext:value-type="float">
            <text:p>23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irmière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" calcext:value-type="float">
            <text:p>24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irmier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5" calcext:value-type="float">
            <text:p>25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irmière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nfermero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7" calcext:value-type="float">
            <text:p>27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nfermera</text:p>
          </table:table-cell>
          <table:table-cell table:style-name="ce76" office:value-type="string" calcext:value-type="string">
            <text:p>l'infermie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" calcext:value-type="float">
            <text:p>28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nfermero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9" calcext:value-type="float">
            <text:p>29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nfermera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ermiere</text:p>
          </table:table-cell>
          <table:table-cell table:style-name="ce76" office:value-type="string" calcext:value-type="string">
            <text:p>l'infirmièr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" calcext:value-type="float">
            <text:p>31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string" calcext:value-type="string">
            <text:p>l'infirmiè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" calcext:value-type="float">
            <text:p>32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ermiere</text:p>
          </table:table-cell>
          <table:table-cell table:style-name="ce76" office:value-type="string" calcext:value-type="string">
            <text:p>la enfermer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3" calcext:value-type="float">
            <text:p>33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string" calcext:value-type="string">
            <text:p>la enferme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" calcext:value-type="float">
            <text:p>34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ermiere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" calcext:value-type="float">
            <text:p>35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" calcext:value-type="float">
            <text:p>36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ermiere</text:p>
          </table:table-cell>
          <table:table-cell table:style-name="ce76" office:value-type="string" calcext:value-type="string">
            <text:p>die Krankenschwest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7" calcext:value-type="float">
            <text:p>37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ermiera</text:p>
          </table:table-cell>
          <table:table-cell table:style-name="ce76" office:value-type="string" calcext:value-type="string">
            <text:p>die Krankenschwest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" calcext:value-type="float">
            <text:p>38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elęgniarz</text:p>
          </table:table-cell>
          <table:table-cell table:style-name="ce76" office:value-type="string" calcext:value-type="string">
            <text:p>infirmi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" calcext:value-type="float">
            <text:p>39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string" calcext:value-type="string">
            <text:p>infirmièr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" calcext:value-type="float">
            <text:p>40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elęgniarz</text:p>
          </table:table-cell>
          <table:table-cell table:style-name="ce76" office:value-type="string" calcext:value-type="string">
            <text:p>enfermer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" calcext:value-type="float">
            <text:p>41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string" calcext:value-type="string">
            <text:p>enferme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" calcext:value-type="float">
            <text:p>42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elęgniarz</text:p>
          </table:table-cell>
          <table:table-cell table:style-name="ce76" office:value-type="string" calcext:value-type="string">
            <text:p>infermier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" calcext:value-type="float">
            <text:p>43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string" calcext:value-type="string">
            <text:p>infermie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" calcext:value-type="float">
            <text:p>44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elęgniarz</text:p>
          </table:table-cell>
          <table:table-cell table:style-name="ce76" office:value-type="string" calcext:value-type="string">
            <text:p>männliche Krankenschwest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" calcext:value-type="float">
            <text:p>45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elęgniarka</text:p>
          </table:table-cell>
          <table:table-cell table:style-name="ce76" office:value-type="string" calcext:value-type="string">
            <text:p>Krankenschwest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" calcext:value-type="float">
            <text:p>46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Krankenpfleger</text:p>
          </table:table-cell>
          <table:table-cell table:style-name="ce76" office:value-type="string" calcext:value-type="string">
            <text:p>l'infermiera maschi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" calcext:value-type="float">
            <text:p>47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string" calcext:value-type="string">
            <text:p>l'infermie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" calcext:value-type="float">
            <text:p>48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Krankenpfleger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9" calcext:value-type="float">
            <text:p>49</text:p>
          </table:table-cell>
          <table:table-cell table:style-name="ce76" office:value-type="string" calcext:value-type="string">
            <text:p>nurse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Krankenschwester</text:p>
          </table:table-cell>
          <table:table-cell table:style-name="ce76" office:value-type="string" calcext:value-type="string">
            <text:p>pielęgniark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string" calcext:value-type="string">
            <text:p>el doc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1" calcext:value-type="float">
            <text:p>51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eure</text:p>
          </table:table-cell>
          <table:table-cell table:style-name="ce76" office:value-type="string" calcext:value-type="string">
            <text:p>el do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52" calcext:value-type="float">
            <text:p>52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3" calcext:value-type="float">
            <text:p>53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enseignante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54" calcext:value-type="float">
            <text:p>54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string" calcext:value-type="string">
            <text:p>el 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5" calcext:value-type="float">
            <text:p>55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ésidente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56" calcext:value-type="float">
            <text:p>56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hef</text:p>
          </table:table-cell>
          <table:table-cell table:style-name="ce76" office:value-type="string" calcext:value-type="string">
            <text:p>jef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7" calcext:value-type="float">
            <text:p>57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heffe</text:p>
          </table:table-cell>
          <table:table-cell table:style-name="ce76" office:value-type="string" calcext:value-type="string">
            <text:p>el jef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58" calcext:value-type="float">
            <text:p>58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string" calcext:value-type="string">
            <text:p>il dot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59" calcext:value-type="float">
            <text:p>59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eure</text:p>
          </table:table-cell>
          <table:table-cell table:style-name="ce76" office:value-type="string" calcext:value-type="string">
            <text:p>il dottor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60" calcext:value-type="float">
            <text:p>60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1" calcext:value-type="float">
            <text:p>61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enseignante</text:p>
          </table:table-cell>
          <table:table-cell table:style-name="ce76" office:value-type="string" calcext:value-type="string">
            <text:p>l'insegn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2" calcext:value-type="float">
            <text:p>62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3" calcext:value-type="float">
            <text:p>63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ésidente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64" calcext:value-type="float">
            <text:p>64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hef</text:p>
          </table:table-cell>
          <table:table-cell table:style-name="ce76" office:value-type="string" calcext:value-type="string">
            <text:p>cap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5" calcext:value-type="float">
            <text:p>65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heffe</text:p>
          </table:table-cell>
          <table:table-cell table:style-name="ce76" office:value-type="string" calcext:value-type="string">
            <text:p>il cap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66" calcext:value-type="float">
            <text:p>66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7" calcext:value-type="float">
            <text:p>67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eure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68" calcext:value-type="float">
            <text:p>68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69" calcext:value-type="float">
            <text:p>69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enseignante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70" calcext:value-type="float">
            <text:p>70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71" calcext:value-type="float">
            <text:p>71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ésidente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72" calcext:value-type="float">
            <text:p>72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hef</text:p>
          </table:table-cell>
          <table:table-cell table:style-name="ce76" office:value-type="string" calcext:value-type="string">
            <text:p>lid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73" calcext:value-type="float">
            <text:p>73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heffe</text:p>
          </table:table-cell>
          <table:table-cell table:style-name="ce76" office:value-type="string" calcext:value-type="string">
            <text:p>sze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74" calcext:value-type="float">
            <text:p>74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string" calcext:value-type="string">
            <text:p>Der 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75" calcext:value-type="float">
            <text:p>75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eure</text:p>
          </table:table-cell>
          <table:table-cell table:style-name="ce76" office:value-type="string" calcext:value-type="string">
            <text:p>Der Dok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76" calcext:value-type="float">
            <text:p>76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77" calcext:value-type="float">
            <text:p>77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enseignante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78" calcext:value-type="float">
            <text:p>78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string" calcext:value-type="string">
            <text:p>Präsi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79" calcext:value-type="float">
            <text:p>79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ésidente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hef</text:p>
          </table:table-cell>
          <table:table-cell table:style-name="ce76" office:value-type="string" calcext:value-type="string">
            <text:p>Führ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81" calcext:value-type="float">
            <text:p>81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heffe</text:p>
          </table:table-cell>
          <table:table-cell table:style-name="ce76" office:value-type="string" calcext:value-type="string">
            <text:p>der Che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82" calcext:value-type="float">
            <text:p>82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string" calcext:value-type="string">
            <text:p>le doct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83" calcext:value-type="float">
            <text:p>83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ora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84" calcext:value-type="float">
            <text:p>84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string" calcext:value-type="string">
            <text:p>le maît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85" calcext:value-type="float">
            <text:p>85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maestra</text:p>
          </table:table-cell>
          <table:table-cell table:style-name="ce76" office:value-type="string" calcext:value-type="string">
            <text:p>la maîtress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86" calcext:value-type="float">
            <text:p>86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string" calcext:value-type="string">
            <text:p>prési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87" calcext:value-type="float">
            <text:p>87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a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88" calcext:value-type="float">
            <text:p>88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jefe</text:p>
          </table:table-cell>
          <table:table-cell table:style-name="ce76" office:value-type="string" calcext:value-type="string">
            <text:p>le patron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89" calcext:value-type="float">
            <text:p>89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jefa</text:p>
          </table:table-cell>
          <table:table-cell table:style-name="ce76" office:value-type="string" calcext:value-type="string">
            <text:p>la cheff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string" calcext:value-type="string">
            <text:p>il dot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1" calcext:value-type="float">
            <text:p>91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ora</text:p>
          </table:table-cell>
          <table:table-cell table:style-name="ce76" office:value-type="string" calcext:value-type="string">
            <text:p>il dottor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92" calcext:value-type="float">
            <text:p>92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string" calcext:value-type="string">
            <text:p>insegn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3" calcext:value-type="float">
            <text:p>93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maestra</text:p>
          </table:table-cell>
          <table:table-cell table:style-name="ce76" office:value-type="string" calcext:value-type="string">
            <text:p>insegn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4" calcext:value-type="float">
            <text:p>94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5" calcext:value-type="float">
            <text:p>95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a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96" calcext:value-type="float">
            <text:p>96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jefe</text:p>
          </table:table-cell>
          <table:table-cell table:style-name="ce76" office:value-type="string" calcext:value-type="string">
            <text:p>il cap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7" calcext:value-type="float">
            <text:p>97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jefa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98" calcext:value-type="float">
            <text:p>98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99" calcext:value-type="float">
            <text:p>99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ora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01" calcext:value-type="float">
            <text:p>101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maestra</text:p>
          </table:table-cell>
          <table:table-cell table:style-name="ce76" office:value-type="string" calcext:value-type="string">
            <text:p>nauczyciel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02" calcext:value-type="float">
            <text:p>102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03" calcext:value-type="float">
            <text:p>103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a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04" calcext:value-type="float">
            <text:p>104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jefe</text:p>
          </table:table-cell>
          <table:table-cell table:style-name="ce76" office:value-type="string" calcext:value-type="string">
            <text:p>szef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05" calcext:value-type="float">
            <text:p>105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jefa</text:p>
          </table:table-cell>
          <table:table-cell table:style-name="ce76" office:value-type="string" calcext:value-type="string">
            <text:p>szef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06" calcext:value-type="float">
            <text:p>106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string" calcext:value-type="string">
            <text:p>Der 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07" calcext:value-type="float">
            <text:p>107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ctora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08" calcext:value-type="float">
            <text:p>108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string" calcext:value-type="string">
            <text:p>Lehr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09" calcext:value-type="float">
            <text:p>109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maestra</text:p>
          </table:table-cell>
          <table:table-cell table:style-name="ce76" office:value-type="string" calcext:value-type="string">
            <text:p>Lehr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10" calcext:value-type="float">
            <text:p>110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string" calcext:value-type="string">
            <text:p>Präsi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11" calcext:value-type="float">
            <text:p>111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a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12" calcext:value-type="float">
            <text:p>112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jefe</text:p>
          </table:table-cell>
          <table:table-cell table:style-name="ce76" office:value-type="string" calcext:value-type="string">
            <text:p>der Chef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13" calcext:value-type="float">
            <text:p>113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jefa</text:p>
          </table:table-cell>
          <table:table-cell table:style-name="ce76" office:value-type="string" calcext:value-type="string">
            <text:p>der Chef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14" calcext:value-type="float">
            <text:p>114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dottore</text:p>
          </table:table-cell>
          <table:table-cell table:style-name="ce76" office:value-type="string" calcext:value-type="string">
            <text:p>le doct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15" calcext:value-type="float">
            <text:p>115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ttoressa</text:p>
          </table:table-cell>
          <table:table-cell table:style-name="ce76" office:value-type="string" calcext:value-type="string">
            <text:p>le doct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17" calcext:value-type="float">
            <text:p>117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18" calcext:value-type="float">
            <text:p>118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string" calcext:value-type="string">
            <text:p>Prési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19" calcext:value-type="float">
            <text:p>119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e</text:p>
          </table:table-cell>
          <table:table-cell table:style-name="ce76" office:value-type="string" calcext:value-type="string">
            <text:p>Le prési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20" calcext:value-type="float">
            <text:p>120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string" calcext:value-type="string">
            <text:p>La tê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1" calcext:value-type="float">
            <text:p>121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apa</text:p>
          </table:table-cell>
          <table:table-cell table:style-name="ce76" office:value-type="string" calcext:value-type="string">
            <text:p>le patro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22" calcext:value-type="float">
            <text:p>122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dottore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3" calcext:value-type="float">
            <text:p>123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ttoressa</text:p>
          </table:table-cell>
          <table:table-cell table:style-name="ce76" office:value-type="string" calcext:value-type="string">
            <text:p>el do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24" calcext:value-type="float">
            <text:p>124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5" calcext:value-type="float">
            <text:p>125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6" calcext:value-type="float">
            <text:p>126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7" calcext:value-type="float">
            <text:p>127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e</text:p>
          </table:table-cell>
          <table:table-cell table:style-name="ce76" office:value-type="string" calcext:value-type="string">
            <text:p>el president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28" calcext:value-type="float">
            <text:p>128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string" calcext:value-type="string">
            <text:p>el jef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29" calcext:value-type="float">
            <text:p>129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apa</text:p>
          </table:table-cell>
          <table:table-cell table:style-name="ce76" office:value-type="string" calcext:value-type="string">
            <text:p>el jef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30" calcext:value-type="float">
            <text:p>130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dottore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1" calcext:value-type="float">
            <text:p>131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ttoressa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32" calcext:value-type="float">
            <text:p>132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3" calcext:value-type="float">
            <text:p>133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4" calcext:value-type="float">
            <text:p>134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5" calcext:value-type="float">
            <text:p>135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e</text:p>
          </table:table-cell>
          <table:table-cell table:style-name="ce76" office:value-type="string" calcext:value-type="string">
            <text:p>prezy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36" calcext:value-type="float">
            <text:p>136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string" calcext:value-type="string">
            <text:p>szef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7" calcext:value-type="float">
            <text:p>137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apa</text:p>
          </table:table-cell>
          <table:table-cell table:style-name="ce76" office:value-type="string" calcext:value-type="string">
            <text:p>sze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38" calcext:value-type="float">
            <text:p>138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dottore</text:p>
          </table:table-cell>
          <table:table-cell table:style-name="ce76" office:value-type="string" calcext:value-type="string">
            <text:p>Der 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39" calcext:value-type="float">
            <text:p>139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dottoressa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40" calcext:value-type="float">
            <text:p>140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1" calcext:value-type="float">
            <text:p>141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2" calcext:value-type="float">
            <text:p>142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string" calcext:value-type="string">
            <text:p>Präsi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3" calcext:value-type="float">
            <text:p>143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residente</text:p>
          </table:table-cell>
          <table:table-cell table:style-name="ce76" office:value-type="string" calcext:value-type="string">
            <text:p>der Präsi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44" calcext:value-type="float">
            <text:p>144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string" calcext:value-type="string">
            <text:p>der Chef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5" calcext:value-type="float">
            <text:p>145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apa</text:p>
          </table:table-cell>
          <table:table-cell table:style-name="ce76" office:value-type="string" calcext:value-type="string">
            <text:p>der Che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46" calcext:value-type="float">
            <text:p>146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string" calcext:value-type="string">
            <text:p>docteu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7" calcext:value-type="float">
            <text:p>147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oktora</text:p>
          </table:table-cell>
          <table:table-cell table:style-name="ce76" office:value-type="string" calcext:value-type="string">
            <text:p>docteu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48" calcext:value-type="float">
            <text:p>148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string" calcext:value-type="string">
            <text:p>prof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nauczycielka</text:p>
          </table:table-cell>
          <table:table-cell table:style-name="ce76" office:value-type="string" calcext:value-type="string">
            <text:p>prof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0" calcext:value-type="float">
            <text:p>150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string" calcext:value-type="string">
            <text:p>Prési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rezydentka</text:p>
          </table:table-cell>
          <table:table-cell table:style-name="ce76" office:value-type="string" calcext:value-type="string">
            <text:p>Prési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52" calcext:value-type="float">
            <text:p>152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nik</text:p>
          </table:table-cell>
          <table:table-cell table:style-name="ce76" office:value-type="string" calcext:value-type="string">
            <text:p>directeu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7" office:value-type="float" office:value="153" calcext:value-type="float">
            <text:p>153</text:p>
          </table:table-cell>
          <table:table-cell table:style-name="ce77" office:value-type="string" calcext:value-type="string">
            <text:p>boss</text:p>
          </table:table-cell>
          <table:table-cell table:style-name="ce77" office:value-type="string" calcext:value-type="string">
            <text:p>pl</text:p>
          </table:table-cell>
          <table:table-cell table:style-name="ce77" office:value-type="string" calcext:value-type="string">
            <text:p>fr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kierowniczka</text:p>
          </table:table-cell>
          <table:table-cell table:style-name="ce77" office:value-type="string" calcext:value-type="string">
            <text:p>directrice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4" calcext:value-type="float">
            <text:p>154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string" calcext:value-type="string">
            <text:p>méd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oktora</text:p>
          </table:table-cell>
          <table:table-cell table:style-name="ce76" office:value-type="string" calcext:value-type="string">
            <text:p>méd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56" calcext:value-type="float">
            <text:p>156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string" calcext:value-type="string">
            <text:p>profes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nauczycielka</text:p>
          </table:table-cell>
          <table:table-cell table:style-name="ce76" office:value-type="string" calcext:value-type="string">
            <text:p>profes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58" calcext:value-type="float">
            <text:p>158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rezydentka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60" calcext:value-type="float">
            <text:p>160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nik</text:p>
          </table:table-cell>
          <table:table-cell table:style-name="ce76" office:value-type="string" calcext:value-type="string">
            <text:p>gerent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7" office:value-type="float" office:value="161" calcext:value-type="float">
            <text:p>161</text:p>
          </table:table-cell>
          <table:table-cell table:style-name="ce77" office:value-type="string" calcext:value-type="string">
            <text:p>boss</text:p>
          </table:table-cell>
          <table:table-cell table:style-name="ce77" office:value-type="string" calcext:value-type="string">
            <text:p>pl</text:p>
          </table:table-cell>
          <table:table-cell table:style-name="ce77" office:value-type="string" calcext:value-type="string">
            <text:p>es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kierowniczka</text:p>
          </table:table-cell>
          <table:table-cell table:style-name="ce77" office:value-type="string" calcext:value-type="string">
            <text:p>directora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2" calcext:value-type="float">
            <text:p>162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string" calcext:value-type="string">
            <text:p>med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oktora</text:p>
          </table:table-cell>
          <table:table-cell table:style-name="ce76" office:value-type="string" calcext:value-type="string">
            <text:p>med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64" calcext:value-type="float">
            <text:p>164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string" calcext:value-type="string">
            <text:p>insegn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nauczycielka</text:p>
          </table:table-cell>
          <table:table-cell table:style-name="ce76" office:value-type="string" calcext:value-type="string">
            <text:p>insegn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6" calcext:value-type="float">
            <text:p>166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string" calcext:value-type="string">
            <text:p>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rezydentka</text:p>
          </table:table-cell>
          <table:table-cell table:style-name="ce76" office:value-type="string" calcext:value-type="string">
            <text:p>Preside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68" calcext:value-type="float">
            <text:p>168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nik</text:p>
          </table:table-cell>
          <table:table-cell table:style-name="ce76" office:value-type="string" calcext:value-type="string">
            <text:p>manag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7" office:value-type="float" office:value="169" calcext:value-type="float">
            <text:p>169</text:p>
          </table:table-cell>
          <table:table-cell table:style-name="ce77" office:value-type="string" calcext:value-type="string">
            <text:p>boss</text:p>
          </table:table-cell>
          <table:table-cell table:style-name="ce77" office:value-type="string" calcext:value-type="string">
            <text:p>pl</text:p>
          </table:table-cell>
          <table:table-cell table:style-name="ce77" office:value-type="string" calcext:value-type="string">
            <text:p>it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kierowniczka</text:p>
          </table:table-cell>
          <table:table-cell table:style-name="ce77" office:value-type="string" calcext:value-type="string">
            <text:p>direttrice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0" calcext:value-type="float">
            <text:p>170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oktor</text:p>
          </table:table-cell>
          <table:table-cell table:style-name="ce76" office:value-type="string" calcext:value-type="string">
            <text:p>Arz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oktora</text:p>
          </table:table-cell>
          <table:table-cell table:style-name="ce76" office:value-type="string" calcext:value-type="string">
            <text:p>Arz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72" calcext:value-type="float">
            <text:p>172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string" calcext:value-type="string">
            <text:p>Lehr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nauczycielka</text:p>
          </table:table-cell>
          <table:table-cell table:style-name="ce76" office:value-type="string" calcext:value-type="string">
            <text:p>Lehr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74" calcext:value-type="float">
            <text:p>174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string" calcext:value-type="string">
            <text:p>Präsi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rezydentka</text:p>
          </table:table-cell>
          <table:table-cell table:style-name="ce76" office:value-type="string" calcext:value-type="string">
            <text:p>Präsi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76" calcext:value-type="float">
            <text:p>176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nik</text:p>
          </table:table-cell>
          <table:table-cell table:style-name="ce76" office:value-type="string" calcext:value-type="string">
            <text:p>Manag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7" office:value-type="float" office:value="177" calcext:value-type="float">
            <text:p>177</text:p>
          </table:table-cell>
          <table:table-cell table:style-name="ce77" office:value-type="string" calcext:value-type="string">
            <text:p>boss</text:p>
          </table:table-cell>
          <table:table-cell table:style-name="ce77" office:value-type="string" calcext:value-type="string">
            <text:p>pl</text:p>
          </table:table-cell>
          <table:table-cell table:style-name="ce77" office:value-type="string" calcext:value-type="string">
            <text:p>de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kierowniczka</text:p>
          </table:table-cell>
          <table:table-cell table:style-name="ce77" office:value-type="string" calcext:value-type="string">
            <text:p>Geschäftsführerin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8" calcext:value-type="float">
            <text:p>178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string" calcext:value-type="string">
            <text:p>le doct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79" calcext:value-type="float">
            <text:p>179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Doktorin</text:p>
          </table:table-cell>
          <table:table-cell table:style-name="ce76" office:value-type="string" calcext:value-type="string">
            <text:p>le docteu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80" calcext:value-type="float">
            <text:p>180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string" calcext:value-type="string">
            <text:p>l'enseigna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1" calcext:value-type="float">
            <text:p>181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Lehrerin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82" calcext:value-type="float">
            <text:p>182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string" calcext:value-type="string">
            <text:p>Le prési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3" calcext:value-type="float">
            <text:p>183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räsidentin</text:p>
          </table:table-cell>
          <table:table-cell table:style-name="ce76" office:value-type="string" calcext:value-type="string">
            <text:p>Le prési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84" calcext:value-type="float">
            <text:p>184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Chef</text:p>
          </table:table-cell>
          <table:table-cell table:style-name="ce76" office:value-type="string" calcext:value-type="string">
            <text:p>le patron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5" calcext:value-type="float">
            <text:p>185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Chefin</text:p>
          </table:table-cell>
          <table:table-cell table:style-name="ce76" office:value-type="string" calcext:value-type="string">
            <text:p>le patron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86" calcext:value-type="float">
            <text:p>186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string" calcext:value-type="string">
            <text:p>el doct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7" calcext:value-type="float">
            <text:p>187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Doktorin</text:p>
          </table:table-cell>
          <table:table-cell table:style-name="ce76" office:value-type="string" calcext:value-type="string">
            <text:p>el do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88" calcext:value-type="float">
            <text:p>188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string" calcext:value-type="string">
            <text:p>el maestr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89" calcext:value-type="float">
            <text:p>189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Lehrerin</text:p>
          </table:table-cell>
          <table:table-cell table:style-name="ce76" office:value-type="string" calcext:value-type="string">
            <text:p>el maestr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string" calcext:value-type="string">
            <text:p>el 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1" calcext:value-type="float">
            <text:p>191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räsidentin</text:p>
          </table:table-cell>
          <table:table-cell table:style-name="ce76" office:value-type="string" calcext:value-type="string">
            <text:p>el presi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92" calcext:value-type="float">
            <text:p>192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Chef</text:p>
          </table:table-cell>
          <table:table-cell table:style-name="ce76" office:value-type="string" calcext:value-type="string">
            <text:p>el jef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Chefin</text:p>
          </table:table-cell>
          <table:table-cell table:style-name="ce76" office:value-type="string" calcext:value-type="string">
            <text:p>el jef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string" calcext:value-type="string">
            <text:p>il dot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5" calcext:value-type="float">
            <text:p>195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Doktorin</text:p>
          </table:table-cell>
          <table:table-cell table:style-name="ce76" office:value-type="string" calcext:value-type="string">
            <text:p>il dottor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196" calcext:value-type="float">
            <text:p>196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string" calcext:value-type="string">
            <text:p>l'insegn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7" calcext:value-type="float">
            <text:p>197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Lehrerin</text:p>
          </table:table-cell>
          <table:table-cell table:style-name="ce76" office:value-type="string" calcext:value-type="string">
            <text:p>l'insegn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8" calcext:value-type="float">
            <text:p>198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string" calcext:value-type="string">
            <text:p>il presi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199" calcext:value-type="float">
            <text:p>199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räsidentin</text:p>
          </table:table-cell>
          <table:table-cell table:style-name="ce76" office:value-type="string" calcext:value-type="string">
            <text:p>il presi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0" calcext:value-type="float">
            <text:p>200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Chef</text:p>
          </table:table-cell>
          <table:table-cell table:style-name="ce76" office:value-type="string" calcext:value-type="string">
            <text:p>il cap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01" calcext:value-type="float">
            <text:p>201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Chefin</text:p>
          </table:table-cell>
          <table:table-cell table:style-name="ce76" office:value-type="string" calcext:value-type="string">
            <text:p>il cap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2" calcext:value-type="float">
            <text:p>202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Doktor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03" calcext:value-type="float">
            <text:p>203</text:p>
          </table:table-cell>
          <table:table-cell table:style-name="ce76" office:value-type="string" calcext:value-type="string">
            <text:p>docto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Doktorin</text:p>
          </table:table-cell>
          <table:table-cell table:style-name="ce76" office:value-type="string" calcext:value-type="string">
            <text:p>dok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4" calcext:value-type="float">
            <text:p>204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Lehrer</text:p>
          </table:table-cell>
          <table:table-cell table:style-name="ce76" office:value-type="string" calcext:value-type="string">
            <text:p>nauczyciel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05" calcext:value-type="float">
            <text:p>205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Lehrerin</text:p>
          </table:table-cell>
          <table:table-cell table:style-name="ce76" office:value-type="string" calcext:value-type="string">
            <text:p>nauczycie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6" calcext:value-type="float">
            <text:p>206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räsident</text:p>
          </table:table-cell>
          <table:table-cell table:style-name="ce76" office:value-type="string" calcext:value-type="string">
            <text:p>prezy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07" calcext:value-type="float">
            <text:p>207</text:p>
          </table:table-cell>
          <table:table-cell table:style-name="ce76" office:value-type="string" calcext:value-type="string">
            <text:p>presi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räsidentin</text:p>
          </table:table-cell>
          <table:table-cell table:style-name="ce76" office:value-type="string" calcext:value-type="string">
            <text:p>prezy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08" calcext:value-type="float">
            <text:p>208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Chef</text:p>
          </table:table-cell>
          <table:table-cell table:style-name="ce76" office:value-type="string" calcext:value-type="string">
            <text:p>szef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09" calcext:value-type="float">
            <text:p>209</text:p>
          </table:table-cell>
          <table:table-cell table:style-name="ce76" office:value-type="string" calcext:value-type="string">
            <text:p>bos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Chefin</text:p>
          </table:table-cell>
          <table:table-cell table:style-name="ce76" office:value-type="string" calcext:value-type="string">
            <text:p>szef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10" calcext:value-type="float">
            <text:p>210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1" calcext:value-type="float">
            <text:p>211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historienne</text:p>
          </table:table-cell>
          <table:table-cell table:style-name="ce76" office:value-type="string" calcext:value-type="string">
            <text:p>el historiad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12" calcext:value-type="float">
            <text:p>212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ilote</text:p>
          </table:table-cell>
          <table:table-cell table:style-name="ce76" office:value-type="string" calcext:value-type="string">
            <text:p>El pilo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3" calcext:value-type="float">
            <text:p>213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e</text:p>
          </table:table-cell>
          <table:table-cell table:style-name="ce76" office:value-type="string" calcext:value-type="string">
            <text:p>El pilo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14" calcext:value-type="float">
            <text:p>214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vendeur</text:p>
          </table:table-cell>
          <table:table-cell table:style-name="ce76" office:value-type="string" calcext:value-type="string">
            <text:p>el vended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5" calcext:value-type="float">
            <text:p>215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use</text:p>
          </table:table-cell>
          <table:table-cell table:style-name="ce76" office:value-type="string" calcext:value-type="string">
            <text:p>la vendedo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6" calcext:value-type="float">
            <text:p>216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étudiant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7" calcext:value-type="float">
            <text:p>217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étudiante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18" calcext:value-type="float">
            <text:p>218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string" calcext:value-type="string">
            <text:p>el conduc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19" calcext:value-type="float">
            <text:p>219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rice</text:p>
          </table:table-cell>
          <table:table-cell table:style-name="ce76" office:value-type="string" calcext:value-type="string">
            <text:p>el condu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20" calcext:value-type="float">
            <text:p>220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1" calcext:value-type="float">
            <text:p>221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ienne</text:p>
          </table:table-cell>
          <table:table-cell table:style-name="ce76" office:value-type="string" calcext:value-type="string">
            <text:p>el informát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22" calcext:value-type="float">
            <text:p>222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soldat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3" calcext:value-type="float">
            <text:p>223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24" calcext:value-type="float">
            <text:p>224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5" calcext:value-type="float">
            <text:p>225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historienne</text:p>
          </table:table-cell>
          <table:table-cell table:style-name="ce76" office:value-type="string" calcext:value-type="string">
            <text:p>lo stor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26" calcext:value-type="float">
            <text:p>226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ilote</text:p>
          </table:table-cell>
          <table:table-cell table:style-name="ce76" office:value-type="string" calcext:value-type="string">
            <text:p>il pilo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7" calcext:value-type="float">
            <text:p>227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e</text:p>
          </table:table-cell>
          <table:table-cell table:style-name="ce76" office:value-type="string" calcext:value-type="string">
            <text:p>il pilot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28" calcext:value-type="float">
            <text:p>228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vendeur</text:p>
          </table:table-cell>
          <table:table-cell table:style-name="ce76" office:value-type="string" calcext:value-type="string">
            <text:p>vendi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29" calcext:value-type="float">
            <text:p>229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use</text:p>
          </table:table-cell>
          <table:table-cell table:style-name="ce76" office:value-type="string" calcext:value-type="string">
            <text:p>la commess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0" calcext:value-type="float">
            <text:p>230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étudiant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1" calcext:value-type="float">
            <text:p>231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étudiante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32" calcext:value-type="float">
            <text:p>232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string" calcext:value-type="string">
            <text:p>l'autis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3" calcext:value-type="float">
            <text:p>233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rice</text:p>
          </table:table-cell>
          <table:table-cell table:style-name="ce76" office:value-type="string" calcext:value-type="string">
            <text:p>l'autist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4" calcext:value-type="float">
            <text:p>234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5" calcext:value-type="float">
            <text:p>235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ienne</text:p>
          </table:table-cell>
          <table:table-cell table:style-name="ce76" office:value-type="string" calcext:value-type="string">
            <text:p>l'informat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36" calcext:value-type="float">
            <text:p>236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soldat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7" calcext:value-type="float">
            <text:p>237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38" calcext:value-type="float">
            <text:p>238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39" calcext:value-type="float">
            <text:p>239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historienne</text:p>
          </table:table-cell>
          <table:table-cell table:style-name="ce76" office:value-type="string" calcext:value-type="string">
            <text:p>historyk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40" calcext:value-type="float">
            <text:p>240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ilote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1" calcext:value-type="float">
            <text:p>241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e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42" calcext:value-type="float">
            <text:p>242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vendeur</text:p>
          </table:table-cell>
          <table:table-cell table:style-name="ce76" office:value-type="string" calcext:value-type="string">
            <text:p>sprzeda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3" calcext:value-type="float">
            <text:p>243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use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étudiant</text:p>
          </table:table-cell>
          <table:table-cell table:style-name="ce76" office:value-type="string" calcext:value-type="string">
            <text:p>uczeń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étudiante</text:p>
          </table:table-cell>
          <table:table-cell table:style-name="ce76" office:value-type="string" calcext:value-type="string">
            <text:p>uczeń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string" calcext:value-type="string">
            <text:p>Kiero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rice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ienne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soldat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historienne</text:p>
          </table:table-cell>
          <table:table-cell table:style-name="ce76" office:value-type="string" calcext:value-type="string">
            <text:p>der Historik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pilote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e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vendeur</text:p>
          </table:table-cell>
          <table:table-cell table:style-name="ce76" office:value-type="string" calcext:value-type="string">
            <text:p>Verkäuf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use</text:p>
          </table:table-cell>
          <table:table-cell table:style-name="ce76" office:value-type="string" calcext:value-type="string">
            <text:p>die Verkäuferin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étudiant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étudiante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string" calcext:value-type="string">
            <text:p>der Fahr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rice</text:p>
          </table:table-cell>
          <table:table-cell table:style-name="ce76" office:value-type="string" calcext:value-type="string">
            <text:p>der Fahr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ienne</text:p>
          </table:table-cell>
          <table:table-cell table:style-name="ce76" office:value-type="string" calcext:value-type="string">
            <text:p>der Informatik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e soldat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historiadora</text:p>
          </table:table-cell>
          <table:table-cell table:style-name="ce76" office:value-type="string" calcext:value-type="string">
            <text:p>l'historie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iloto</text:p>
          </table:table-cell>
          <table:table-cell table:style-name="ce76" office:value-type="string" calcext:value-type="string">
            <text:p>pilo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o</text:p>
          </table:table-cell>
          <table:table-cell table:style-name="ce76" office:value-type="string" calcext:value-type="string">
            <text:p>le pilot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vendedor</text:p>
          </table:table-cell>
          <table:table-cell table:style-name="ce76" office:value-type="string" calcext:value-type="string">
            <text:p>le vend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dora</text:p>
          </table:table-cell>
          <table:table-cell table:style-name="ce76" office:value-type="string" calcext:value-type="string">
            <text:p>la vendeus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string" calcext:value-type="string">
            <text:p>l'étudia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studiante</text:p>
          </table:table-cell>
          <table:table-cell table:style-name="ce76" office:value-type="string" calcext:value-type="string">
            <text:p>l'étudi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string" calcext:value-type="string">
            <text:p>le conduct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ora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informática</text:p>
          </table:table-cell>
          <table:table-cell table:style-name="ce76" office:value-type="string" calcext:value-type="string">
            <text:p>l'informatiqu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soldado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do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historiadora</text:p>
          </table:table-cell>
          <table:table-cell table:style-name="ce76" office:value-type="string" calcext:value-type="string">
            <text:p>lo stor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iloto</text:p>
          </table:table-cell>
          <table:table-cell table:style-name="ce76" office:value-type="string" calcext:value-type="string">
            <text:p>il pilo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o</text:p>
          </table:table-cell>
          <table:table-cell table:style-name="ce76" office:value-type="string" calcext:value-type="string">
            <text:p>il pilot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vendedor</text:p>
          </table:table-cell>
          <table:table-cell table:style-name="ce76" office:value-type="string" calcext:value-type="string">
            <text:p>il vendi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dora</text:p>
          </table:table-cell>
          <table:table-cell table:style-name="ce76" office:value-type="string" calcext:value-type="string">
            <text:p>il venditor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string" calcext:value-type="string">
            <text:p>lo stu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studiante</text:p>
          </table:table-cell>
          <table:table-cell table:style-name="ce76" office:value-type="string" calcext:value-type="string">
            <text:p>alunn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string" calcext:value-type="string">
            <text:p>conduce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ora</text:p>
          </table:table-cell>
          <table:table-cell table:style-name="ce76" office:value-type="string" calcext:value-type="string">
            <text:p>l'autis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informática</text:p>
          </table:table-cell>
          <table:table-cell table:style-name="ce76" office:value-type="string" calcext:value-type="string">
            <text:p>informatic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soldado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do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historiadora</text:p>
          </table:table-cell>
          <table:table-cell table:style-name="ce76" office:value-type="string" calcext:value-type="string">
            <text:p>historyk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iloto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o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vendedor</text:p>
          </table:table-cell>
          <table:table-cell table:style-name="ce76" office:value-type="string" calcext:value-type="string">
            <text:p>sprzeda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dora</text:p>
          </table:table-cell>
          <table:table-cell table:style-name="ce76" office:value-type="string" calcext:value-type="string">
            <text:p>sprzedawca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string" calcext:value-type="string">
            <text:p>uczeń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studiante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string" calcext:value-type="string">
            <text:p>kiero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ora</text:p>
          </table:table-cell>
          <table:table-cell table:style-name="ce76" office:value-type="string" calcext:value-type="string">
            <text:p>Kiero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informática</text:p>
          </table:table-cell>
          <table:table-cell table:style-name="ce76" office:value-type="string" calcext:value-type="string">
            <text:p>przetwarzanie danych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soldado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do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historiadora</text:p>
          </table:table-cell>
          <table:table-cell table:style-name="ce76" office:value-type="string" calcext:value-type="string">
            <text:p>der Historik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piloto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o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vendedor</text:p>
          </table:table-cell>
          <table:table-cell table:style-name="ce76" office:value-type="string" calcext:value-type="string">
            <text:p>der Verkäuf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edora</text:p>
          </table:table-cell>
          <table:table-cell table:style-name="ce76" office:value-type="string" calcext:value-type="string">
            <text:p>der Verkäuf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string" calcext:value-type="string">
            <text:p>der Stu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estudiante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string" calcext:value-type="string">
            <text:p>Treib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tora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informática</text:p>
          </table:table-cell>
          <table:table-cell table:style-name="ce76" office:value-type="string" calcext:value-type="string">
            <text:p>Computing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el soldado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do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76" office:value-type="string" calcext:value-type="string">
            <text:p>teach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segnante</text:p>
          </table:table-cell>
          <table:table-cell table:style-name="ce76" office:value-type="string" calcext:value-type="string">
            <text:p>l'enseigna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orica</text:p>
          </table:table-cell>
          <table:table-cell table:style-name="ce76" office:value-type="string" calcext:value-type="string">
            <text:p>l'historie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ilota</text:p>
          </table:table-cell>
          <table:table-cell table:style-name="ce76" office:value-type="string" calcext:value-type="string">
            <text:p>le pilo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a</text:p>
          </table:table-cell>
          <table:table-cell table:style-name="ce76" office:value-type="string" calcext:value-type="string">
            <text:p>le pilot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venditore</text:p>
          </table:table-cell>
          <table:table-cell table:style-name="ce76" office:value-type="string" calcext:value-type="string">
            <text:p>le vend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itrice</text:p>
          </table:table-cell>
          <table:table-cell table:style-name="ce76" office:value-type="string" calcext:value-type="string">
            <text:p>le vendeu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string" calcext:value-type="string">
            <text:p>l'étudia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udentessa</text:p>
          </table:table-cell>
          <table:table-cell table:style-name="ce76" office:value-type="string" calcext:value-type="string">
            <text:p>étudia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onducente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ente</text:p>
          </table:table-cell>
          <table:table-cell table:style-name="ce76" office:value-type="string" calcext:value-type="string">
            <text:p>le conducteu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a</text:p>
          </table:table-cell>
          <table:table-cell table:style-name="ce76" office:value-type="string" calcext:value-type="string">
            <text:p>l'informatiqu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soldato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ssa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orica</text:p>
          </table:table-cell>
          <table:table-cell table:style-name="ce76" office:value-type="string" calcext:value-type="string">
            <text:p>el historiad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ilota</text:p>
          </table:table-cell>
          <table:table-cell table:style-name="ce76" office:value-type="string" calcext:value-type="string">
            <text:p>El pilo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a</text:p>
          </table:table-cell>
          <table:table-cell table:style-name="ce76" office:value-type="string" calcext:value-type="string">
            <text:p>El pilo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venditore</text:p>
          </table:table-cell>
          <table:table-cell table:style-name="ce76" office:value-type="string" calcext:value-type="string">
            <text:p>el vended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itrice</text:p>
          </table:table-cell>
          <table:table-cell table:style-name="ce76" office:value-type="string" calcext:value-type="string">
            <text:p>el vended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string" calcext:value-type="string">
            <text:p>el estudi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udentessa</text:p>
          </table:table-cell>
          <table:table-cell table:style-name="ce76" office:value-type="string" calcext:value-type="string">
            <text:p>estudi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onducente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ente</text:p>
          </table:table-cell>
          <table:table-cell table:style-name="ce76" office:value-type="string" calcext:value-type="string">
            <text:p>el condu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a</text:p>
          </table:table-cell>
          <table:table-cell table:style-name="ce76" office:value-type="string" calcext:value-type="string">
            <text:p>Ciencias de la Computació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soldato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ssa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orica</text:p>
          </table:table-cell>
          <table:table-cell table:style-name="ce76" office:value-type="string" calcext:value-type="string">
            <text:p>historyk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ilota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a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venditore</text:p>
          </table:table-cell>
          <table:table-cell table:style-name="ce76" office:value-type="string" calcext:value-type="string">
            <text:p>sprzeda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itrice</text:p>
          </table:table-cell>
          <table:table-cell table:style-name="ce76" office:value-type="string" calcext:value-type="string">
            <text:p>sprzedawca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string" calcext:value-type="string">
            <text:p>uczeń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udentessa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onducente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ente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a</text:p>
          </table:table-cell>
          <table:table-cell table:style-name="ce76" office:value-type="string" calcext:value-type="string">
            <text:p>Informatyk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soldato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ssa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orica</text:p>
          </table:table-cell>
          <table:table-cell table:style-name="ce76" office:value-type="string" calcext:value-type="string">
            <text:p>der Historik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pilota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pilota</text:p>
          </table:table-cell>
          <table:table-cell table:style-name="ce76" office:value-type="string" calcext:value-type="string">
            <text:p>der 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venditore</text:p>
          </table:table-cell>
          <table:table-cell table:style-name="ce76" office:value-type="string" calcext:value-type="string">
            <text:p>der Verkäufe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venditrice</text:p>
          </table:table-cell>
          <table:table-cell table:style-name="ce76" office:value-type="string" calcext:value-type="string">
            <text:p>der Verkäuf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string" calcext:value-type="string">
            <text:p>der Stude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tudentessa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conducente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conducente</text:p>
          </table:table-cell>
          <table:table-cell table:style-name="ce76" office:value-type="string" calcext:value-type="string">
            <text:p>der Fahr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'informatica</text:p>
          </table:table-cell>
          <table:table-cell table:style-name="ce76" office:value-type="string" calcext:value-type="string">
            <text:p>Computerwissenschaft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l soldato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la soldatessa</text:p>
          </table:table-cell>
          <table:table-cell table:style-name="ce76" office:value-type="string" calcext:value-type="string">
            <text:p>der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string" calcext:value-type="string">
            <text:p>histor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historyczka</text:p>
          </table:table-cell>
          <table:table-cell table:style-name="ce76" office:value-type="string" calcext:value-type="string">
            <text:p>historie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éloigné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lotka</text:p>
          </table:table-cell>
          <table:table-cell table:style-name="ce76" office:value-type="string" calcext:value-type="string">
            <text:p>pilo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przedawca</text:p>
          </table:table-cell>
          <table:table-cell table:style-name="ce76" office:value-type="string" calcext:value-type="string">
            <text:p>Marchan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string" calcext:value-type="string">
            <text:p>vendeus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étudia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tudentka</text:p>
          </table:table-cell>
          <table:table-cell table:style-name="ce76" office:value-type="string" calcext:value-type="string">
            <text:p>étudia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hauff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hauff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spécialiste en informatiqu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spécialiste en informatiqu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żołnierz</text:p>
          </table:table-cell>
          <table:table-cell table:style-name="ce76" office:value-type="string" calcext:value-type="string">
            <text:p>solda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żołnierka</text:p>
          </table:table-cell>
          <table:table-cell table:style-name="ce76" office:value-type="string" calcext:value-type="string">
            <text:p>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string" calcext:value-type="string">
            <text:p>historiad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historyczka</text:p>
          </table:table-cell>
          <table:table-cell table:style-name="ce76" office:value-type="string" calcext:value-type="string">
            <text:p>historiad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remo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lotka</text:p>
          </table:table-cell>
          <table:table-cell table:style-name="ce76" office:value-type="string" calcext:value-type="string">
            <text:p>pilot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przedawca</text:p>
          </table:table-cell>
          <table:table-cell table:style-name="ce76" office:value-type="string" calcext:value-type="string">
            <text:p>comerci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string" calcext:value-type="string">
            <text:p>vendedo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estudi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tudentka</text:p>
          </table:table-cell>
          <table:table-cell table:style-name="ce76" office:value-type="string" calcext:value-type="string">
            <text:p>estudia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onduct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onduct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Especialista en TI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Especialista en TI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żołnierz</text:p>
          </table:table-cell>
          <table:table-cell table:style-name="ce76" office:value-type="string" calcext:value-type="string">
            <text:p>soldad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żołnierka</text:p>
          </table:table-cell>
          <table:table-cell table:style-name="ce76" office:value-type="string" calcext:value-type="string">
            <text:p>soldad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string" calcext:value-type="string">
            <text:p>stor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historyczka</text:p>
          </table:table-cell>
          <table:table-cell table:style-name="ce76" office:value-type="string" calcext:value-type="string">
            <text:p>stor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a distanza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lotka</text:p>
          </table:table-cell>
          <table:table-cell table:style-name="ce76" office:value-type="string" calcext:value-type="string">
            <text:p>pilot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przedawca</text:p>
          </table:table-cell>
          <table:table-cell table:style-name="ce76" office:value-type="string" calcext:value-type="string">
            <text:p>rivenditor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string" calcext:value-type="string">
            <text:p>commess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alunn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tudentka</text:p>
          </table:table-cell>
          <table:table-cell table:style-name="ce76" office:value-type="string" calcext:value-type="string">
            <text:p>alunn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onduce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conducen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esperto di tecnologia informati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esperto di tecnologia informati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żołnierz</text:p>
          </table:table-cell>
          <table:table-cell table:style-name="ce76" office:value-type="string" calcext:value-type="string">
            <text:p>soldat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żołnierka</text:p>
          </table:table-cell>
          <table:table-cell table:style-name="ce76" office:value-type="string" calcext:value-type="string">
            <text:p>solda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string" calcext:value-type="string">
            <text:p>Historik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historyczka</text:p>
          </table:table-cell>
          <table:table-cell table:style-name="ce76" office:value-type="string" calcext:value-type="string">
            <text:p>Historike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Fernbedienung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pilotka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przedawca</text:p>
          </table:table-cell>
          <table:table-cell table:style-name="ce76" office:value-type="string" calcext:value-type="string">
            <text:p>Händ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string" calcext:value-type="string">
            <text:p>Verkäuferi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studentka</text:p>
          </table:table-cell>
          <table:table-cell table:style-name="ce76" office:value-type="string" calcext:value-type="string">
            <text:p>Studen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Treib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kierowca</text:p>
          </table:table-cell>
          <table:table-cell table:style-name="ce76" office:value-type="string" calcext:value-type="string">
            <text:p>Treib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IT-Spezialis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string" calcext:value-type="string">
            <text:p>IT-Spezialis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żołnierz</text:p>
          </table:table-cell>
          <table:table-cell table:style-name="ce76" office:value-type="string" calcext:value-type="string">
            <text:p>Solda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żołnierka</text:p>
          </table:table-cell>
          <table:table-cell table:style-name="ce76" office:value-type="string" calcext:value-type="string">
            <text:p>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string" calcext:value-type="string">
            <text:p>l'histor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Historikerin</text:p>
          </table:table-cell>
          <table:table-cell table:style-name="ce76" office:value-type="string" calcext:value-type="string">
            <text:p>l'historie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ilot</text:p>
          </table:table-cell>
          <table:table-cell table:style-name="ce76" office:value-type="string" calcext:value-type="string">
            <text:p>le pilo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ilotin</text:p>
          </table:table-cell>
          <table:table-cell table:style-name="ce76" office:value-type="string" calcext:value-type="string">
            <text:p>le pilo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Verkäufer</text:p>
          </table:table-cell>
          <table:table-cell table:style-name="ce76" office:value-type="string" calcext:value-type="string">
            <text:p>le vend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Verkäuferin</text:p>
          </table:table-cell>
          <table:table-cell table:style-name="ce76" office:value-type="string" calcext:value-type="string">
            <text:p>la vendeus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string" calcext:value-type="string">
            <text:p>l'étudian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tudentin</text:p>
          </table:table-cell>
          <table:table-cell table:style-name="ce76" office:value-type="string" calcext:value-type="string">
            <text:p>l'étudian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string" calcext:value-type="string">
            <text:p>le conducteu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Fahrerin</text:p>
          </table:table-cell>
          <table:table-cell table:style-name="ce76" office:value-type="string" calcext:value-type="string">
            <text:p>le conducteu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string" calcext:value-type="string">
            <text:p>l'informaticien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Informatikerin</text:p>
          </table:table-cell>
          <table:table-cell table:style-name="ce76" office:value-type="string" calcext:value-type="string">
            <text:p>l'informaticien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oldat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fr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oldatin</text:p>
          </table:table-cell>
          <table:table-cell table:style-name="ce76" office:value-type="string" calcext:value-type="string">
            <text:p>le soldat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string" calcext:value-type="string">
            <text:p>el historiado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Historikerin</text:p>
          </table:table-cell>
          <table:table-cell table:style-name="ce76" office:value-type="string" calcext:value-type="string">
            <text:p>el historiador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ilot</text:p>
          </table:table-cell>
          <table:table-cell table:style-name="ce76" office:value-type="string" calcext:value-type="string">
            <text:p>El pilo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ilotin</text:p>
          </table:table-cell>
          <table:table-cell table:style-name="ce76" office:value-type="string" calcext:value-type="string">
            <text:p>El piloto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Verkäufer</text:p>
          </table:table-cell>
          <table:table-cell table:style-name="ce76" office:value-type="string" calcext:value-type="string">
            <text:p>el vended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Verkäuferin</text:p>
          </table:table-cell>
          <table:table-cell table:style-name="ce76" office:value-type="string" calcext:value-type="string">
            <text:p>la vendedo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string" calcext:value-type="string">
            <text:p>el estudia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tudentin</text:p>
          </table:table-cell>
          <table:table-cell table:style-name="ce76" office:value-type="string" calcext:value-type="string">
            <text:p>el estudia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string" calcext:value-type="string">
            <text:p>el conductor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Fahrerin</text:p>
          </table:table-cell>
          <table:table-cell table:style-name="ce76" office:value-type="string" calcext:value-type="string">
            <text:p>el conductor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string" calcext:value-type="string">
            <text:p>el informá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Informatikerin</text:p>
          </table:table-cell>
          <table:table-cell table:style-name="ce76" office:value-type="string" calcext:value-type="string">
            <text:p>el informát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oldat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es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oldatin</text:p>
          </table:table-cell>
          <table:table-cell table:style-name="ce76" office:value-type="string" calcext:value-type="string">
            <text:p>el soldad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string" calcext:value-type="string">
            <text:p>lo stor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Historikerin</text:p>
          </table:table-cell>
          <table:table-cell table:style-name="ce76" office:value-type="string" calcext:value-type="string">
            <text:p>lo stor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ilot</text:p>
          </table:table-cell>
          <table:table-cell table:style-name="ce76" office:value-type="string" calcext:value-type="string">
            <text:p>il pilo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ilotin</text:p>
          </table:table-cell>
          <table:table-cell table:style-name="ce76" office:value-type="string" calcext:value-type="string">
            <text:p>il pilota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Verkäufer</text:p>
          </table:table-cell>
          <table:table-cell table:style-name="ce76" office:value-type="string" calcext:value-type="string">
            <text:p>il venditor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Verkäuferin</text:p>
          </table:table-cell>
          <table:table-cell table:style-name="ce76" office:value-type="string" calcext:value-type="string">
            <text:p>la commess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string" calcext:value-type="string">
            <text:p>lo studente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tudentin</text:p>
          </table:table-cell>
          <table:table-cell table:style-name="ce76" office:value-type="string" calcext:value-type="string">
            <text:p>lo studente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string" calcext:value-type="string">
            <text:p>l'autis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Fahrerin</text:p>
          </table:table-cell>
          <table:table-cell table:style-name="ce76" office:value-type="string" calcext:value-type="string">
            <text:p>l'autist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string" calcext:value-type="string">
            <text:p>l'informatic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Informatikerin</text:p>
          </table:table-cell>
          <table:table-cell table:style-name="ce76" office:value-type="string" calcext:value-type="string">
            <text:p>l'informatic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oldat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it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oldatin</text:p>
          </table:table-cell>
          <table:table-cell table:style-name="ce76" office:value-type="string" calcext:value-type="string">
            <text:p>Il soldato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Historiker</text:p>
          </table:table-cell>
          <table:table-cell table:style-name="ce76" office:value-type="string" calcext:value-type="string">
            <text:p>histor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76" office:value-type="string" calcext:value-type="string">
            <text:p>historian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Historikerin</text:p>
          </table:table-cell>
          <table:table-cell table:style-name="ce76" office:value-type="string" calcext:value-type="string">
            <text:p>historyk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Pilot</text:p>
          </table:table-cell>
          <table:table-cell table:style-name="ce76" office:value-type="string" calcext:value-type="string">
            <text:p>pilot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Pilotin</text:p>
          </table:table-cell>
          <table:table-cell table:style-name="ce76" office:value-type="string" calcext:value-type="string">
            <text:p>pilot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Verkäufer</text:p>
          </table:table-cell>
          <table:table-cell table:style-name="ce76" office:value-type="string" calcext:value-type="string">
            <text:p>sprzeda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76" office:value-type="string" calcext:value-type="string">
            <text:p>shop assista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Verkäuferin</text:p>
          </table:table-cell>
          <table:table-cell table:style-name="ce76" office:value-type="string" calcext:value-type="string">
            <text:p>sprzedawczyni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tudent</text:p>
          </table:table-cell>
          <table:table-cell table:style-name="ce76" office:value-type="string" calcext:value-type="string">
            <text:p>uczeń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76" office:value-type="string" calcext:value-type="string">
            <text:p>studen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tudentin</text:p>
          </table:table-cell>
          <table:table-cell table:style-name="ce76" office:value-type="string" calcext:value-type="string">
            <text:p>uczeń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Fahrer</text:p>
          </table:table-cell>
          <table:table-cell table:style-name="ce76" office:value-type="string" calcext:value-type="string">
            <text:p>Kiero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Fahrerin</text:p>
          </table:table-cell>
          <table:table-cell table:style-name="ce76" office:value-type="string" calcext:value-type="string">
            <text:p>Kierowc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Informatiker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76" office:value-type="string" calcext:value-type="string">
            <text:p>computer scientist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Informatikerin</text:p>
          </table:table-cell>
          <table:table-cell table:style-name="ce76" office:value-type="string" calcext:value-type="string">
            <text:p>informaty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der Soldat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76" office:value-type="string" calcext:value-type="string">
            <text:p>soldier</text:p>
          </table:table-cell>
          <table:table-cell table:style-name="ce76" office:value-type="string" calcext:value-type="string">
            <text:p>de</text:p>
          </table:table-cell>
          <table:table-cell table:style-name="ce76" office:value-type="string" calcext:value-type="string">
            <text:p>pl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die Soldatin</text:p>
          </table:table-cell>
          <table:table-cell table:style-name="ce76" office:value-type="string" calcext:value-type="string">
            <text:p>żołnier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verified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Pivot_20_Table_20_Field" office:value-type="string" calcext:value-type="string">
            <text:p>concept</text:p>
          </table:table-cell>
          <table:table-cell table:style-name="ce84" office:value-type="string" calcext:value-type="string">
            <text:p>- multiple 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8"/>
          <table:table-cell table:style-name="ce85"/>
          <table:table-cell table:style-name="ce91" office:value-type="string" calcext:value-type="string">
            <text:p>Data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79" office:value-type="string" calcext:value-type="string">
            <text:p>correct</text:p>
          </table:table-cell>
          <table:table-cell table:style-name="ce86" office:value-type="string" calcext:value-type="string">
            <text:p>source_gender</text:p>
          </table:table-cell>
          <table:table-cell table:style-name="ce92" office:value-type="string" calcext:value-type="string">
            <text:p>Sum - verified</text:p>
          </table:table-cell>
          <table:table-cell table:style-name="ce98" office:value-type="string" calcext:value-type="string">
            <text:p>Count - correct</text:p>
          </table:table-cell>
          <table:table-cell table:number-columns-repeated="1020"/>
        </table:table-row>
        <table:table-row table:style-name="ro1">
          <table:table-cell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f</text:p>
          </table:table-cell>
          <table:table-cell table:style-name="ce93" office:value-type="float" office:value="59" calcext:value-type="float">
            <text:p>59</text:p>
          </table:table-cell>
          <table:table-cell table:style-name="ce99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81"/>
          <table:table-cell table:style-name="ce88" office:value-type="string" calcext:value-type="string">
            <text:p>m</text:p>
          </table:table-cell>
          <table:table-cell table:style-name="ce94" office:value-type="float" office:value="9" calcext:value-type="float">
            <text:p>9</text:p>
          </table:table-cell>
          <table:table-cell table:style-name="ce100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82" office:value-type="string" calcext:value-type="string">
            <text:p>0 Result</text:p>
          </table:table-cell>
          <table:table-cell table:style-name="ce89"/>
          <table:table-cell table:style-name="ce95" office:value-type="float" office:value="68" calcext:value-type="float">
            <text:p>68</text:p>
          </table:table-cell>
          <table:table-cell table:style-name="ce101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f</text:p>
          </table:table-cell>
          <table:table-cell table:style-name="ce93" office:value-type="float" office:value="26" calcext:value-type="float">
            <text:p>26</text:p>
          </table:table-cell>
          <table:table-cell table:style-name="ce99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81"/>
          <table:table-cell table:style-name="ce88" office:value-type="string" calcext:value-type="string">
            <text:p>m</text:p>
          </table:table-cell>
          <table:table-cell table:style-name="ce94" office:value-type="float" office:value="117" calcext:value-type="float">
            <text:p>117</text:p>
          </table:table-cell>
          <table:table-cell table:style-name="ce100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 table:style-name="ce82" office:value-type="string" calcext:value-type="string">
            <text:p>1 Result</text:p>
          </table:table-cell>
          <table:table-cell table:style-name="ce89"/>
          <table:table-cell table:style-name="ce95" office:value-type="float" office:value="143" calcext:value-type="float">
            <text:p>143</text:p>
          </table:table-cell>
          <table:table-cell table:style-name="ce101"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Total Result</text:p>
          </table:table-cell>
          <table:table-cell table:style-name="ce90"/>
          <table:table-cell table:style-name="ce96" office:value-type="float" office:value="211" calcext:value-type="float">
            <text:p>211</text:p>
          </table:table-cell>
          <table:table-cell table:style-name="ce102" office:value-type="float" office:value="440" calcext:value-type="float">
            <text:p>440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anguage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style-name="Pivot_20_Table_20_Field" office:value-type="string" calcext:value-type="string">
            <text:p>concept</text:p>
          </table:table-cell>
          <table:table-cell table:style-name="ce84" office:value-type="string" calcext:value-type="string">
            <text:p>- multiple -</text:p>
          </table:table-cell>
          <table:table-cell table:number-columns-repeated="1022"/>
        </table:table-row>
        <table:table-row table:style-name="ro4">
          <table:table-cell table:number-columns-repeated="3"/>
          <table:table-cell table:style-name="ce33"/>
          <table:table-cell table:number-columns-repeated="1020"/>
        </table:table-row>
        <table:table-row table:style-name="ro4">
          <table:table-cell table:style-name="ce103"/>
          <table:table-cell table:style-name="ce91" office:value-type="string" calcext:value-type="string">
            <text:p>Data</text:p>
          </table:table-cell>
          <table:table-cell table:style-name="ce97"/>
          <table:table-cell table:style-name="ce33"/>
          <table:table-cell table:number-columns-repeated="1020"/>
        </table:table-row>
        <table:table-row table:style-name="ro4">
          <table:table-cell table:style-name="ce79" office:value-type="string" calcext:value-type="string">
            <text:p>source_lang</text:p>
          </table:table-cell>
          <table:table-cell table:style-name="ce92" office:value-type="string" calcext:value-type="string">
            <text:p>Sum - correct</text:p>
          </table:table-cell>
          <table:table-cell table:style-name="ce98" office:value-type="string" calcext:value-type="string">
            <text:p>Count - correct</text:p>
          </table:table-cell>
          <table:table-cell table:style-name="ce33"/>
          <table:table-cell table:number-columns-repeated="1020"/>
        </table:table-row>
        <table:table-row table:style-name="ro4">
          <table:table-cell table:style-name="ce80" office:value-type="string" calcext:value-type="string">
            <text:p>de</text:p>
          </table:table-cell>
          <table:table-cell table:style-name="ce93" office:value-type="float" office:value="52" calcext:value-type="float">
            <text:p>52</text:p>
          </table:table-cell>
          <table:table-cell table:style-name="ce99" office:value-type="float" office:value="88" calcext:value-type="float">
            <text:p>88</text:p>
          </table:table-cell>
          <table:table-cell table:style-name="ce33"/>
          <table:table-cell table:number-columns-repeated="1020"/>
        </table:table-row>
        <table:table-row table:style-name="ro4">
          <table:table-cell table:style-name="ce104" office:value-type="string" calcext:value-type="string">
            <text:p>es</text:p>
          </table:table-cell>
          <table:table-cell table:style-name="ce106" office:value-type="float" office:value="51" calcext:value-type="float">
            <text:p>51</text:p>
          </table:table-cell>
          <table:table-cell table:style-name="ce107" office:value-type="float" office:value="88" calcext:value-type="float">
            <text:p>88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04" office:value-type="string" calcext:value-type="string">
            <text:p>fr</text:p>
          </table:table-cell>
          <table:table-cell table:style-name="ce106" office:value-type="float" office:value="49" calcext:value-type="float">
            <text:p>49</text:p>
          </table:table-cell>
          <table:table-cell table:style-name="ce107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4" office:value-type="string" calcext:value-type="string">
            <text:p>it</text:p>
          </table:table-cell>
          <table:table-cell table:style-name="ce106" office:value-type="float" office:value="49" calcext:value-type="float">
            <text:p>49</text:p>
          </table:table-cell>
          <table:table-cell table:style-name="ce107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4" office:value-type="string" calcext:value-type="string">
            <text:p>pl</text:p>
          </table:table-cell>
          <table:table-cell table:style-name="ce94" office:value-type="float" office:value="57" calcext:value-type="float">
            <text:p>57</text:p>
          </table:table-cell>
          <table:table-cell table:style-name="ce100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5" office:value-type="string" calcext:value-type="string">
            <text:p>Total Result</text:p>
          </table:table-cell>
          <table:table-cell table:style-name="ce96" office:value-type="float" office:value="258" calcext:value-type="float">
            <text:p>258</text:p>
          </table:table-cell>
          <table:table-cell table:style-name="ce102" office:value-type="float" office:value="440" calcext:value-type="float">
            <text:p>440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concept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78"/>
          <table:table-cell table:style-name="ce85"/>
          <table:table-cell table:style-name="ce91" office:value-type="string" calcext:value-type="string">
            <text:p>Data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79" office:value-type="string" calcext:value-type="string">
            <text:p>source_gender</text:p>
          </table:table-cell>
          <table:table-cell table:style-name="ce86" office:value-type="string" calcext:value-type="string">
            <text:p>concept</text:p>
          </table:table-cell>
          <table:table-cell table:style-name="ce92" office:value-type="string" calcext:value-type="string">
            <text:p>Sum - correct</text:p>
          </table:table-cell>
          <table:table-cell table:style-name="ce98" office:value-type="string" calcext:value-type="string">
            <text:p>Count - correct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80" office:value-type="string" calcext:value-type="string">
            <text:p>f</text:p>
          </table:table-cell>
          <table:table-cell table:style-name="ce87" office:value-type="string" calcext:value-type="string">
            <text:p>boss</text:p>
          </table:table-cell>
          <table:table-cell table:style-name="ce93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doctor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driver</text:p>
          </table:table-cell>
          <table:table-cell table:style-name="ce106" office:value-type="float" office:value="9" calcext:value-type="float">
            <text:p>9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historian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nurse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pilot</text:p>
          </table:table-cell>
          <table:table-cell table:style-name="ce106" office:value-type="float" office:value="3" calcext:value-type="float">
            <text:p>3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president</text:p>
          </table:table-cell>
          <table:table-cell table:style-name="ce106" office:value-type="float" office:value="1" calcext:value-type="float">
            <text:p>1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hop assistant</text:p>
          </table:table-cell>
          <table:table-cell table:style-name="ce106" office:value-type="float" office:value="13" calcext:value-type="float">
            <text:p>13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oldier</text:p>
          </table:table-cell>
          <table:table-cell table:style-name="ce106" office:value-type="float" office:value="1" calcext:value-type="float">
            <text:p>1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tudent</text:p>
          </table:table-cell>
          <table:table-cell table:style-name="ce106" office:value-type="float" office:value="3" calcext:value-type="float">
            <text:p>3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81"/>
          <table:table-cell table:style-name="ce88" office:value-type="string" calcext:value-type="string">
            <text:p>teacher</text:p>
          </table:table-cell>
          <table:table-cell table:style-name="ce94" office:value-type="float" office:value="10" calcext:value-type="float">
            <text:p>10</text:p>
          </table:table-cell>
          <table:table-cell table:style-name="ce100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80" office:value-type="string" calcext:value-type="string">
            <text:p>m</text:p>
          </table:table-cell>
          <table:table-cell table:style-name="ce87" office:value-type="string" calcext:value-type="string">
            <text:p>boss</text:p>
          </table:table-cell>
          <table:table-cell table:style-name="ce93" office:value-type="float" office:value="15" calcext:value-type="float">
            <text:p>15</text:p>
          </table:table-cell>
          <table:table-cell table:style-name="ce99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doctor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driver</text:p>
          </table:table-cell>
          <table:table-cell table:style-name="ce106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historian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nurse</text:p>
          </table:table-cell>
          <table:table-cell table:style-name="ce106" office:value-type="float" office:value="7" calcext:value-type="float">
            <text:p>7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pilot</text:p>
          </table:table-cell>
          <table:table-cell table:style-name="ce106" office:value-type="float" office:value="17" calcext:value-type="float">
            <text:p>17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president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hop assistant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oldier</text:p>
          </table:table-cell>
          <table:table-cell table:style-name="ce106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4"/>
          <table:table-cell table:style-name="ce110" office:value-type="string" calcext:value-type="string">
            <text:p>student</text:p>
          </table:table-cell>
          <table:table-cell table:style-name="ce106" office:value-type="float" office:value="15" calcext:value-type="float">
            <text:p>15</text:p>
          </table:table-cell>
          <table:table-cell table:style-name="ce107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style-name="ce109"/>
          <table:table-cell table:style-name="ce111" office:value-type="string" calcext:value-type="string">
            <text:p>teacher</text:p>
          </table:table-cell>
          <table:table-cell table:style-name="ce112" office:value-type="float" office:value="20" calcext:value-type="float">
            <text:p>20</text:p>
          </table:table-cell>
          <table:table-cell table:style-name="ce113" office:value-type="float" office:value="20" calcext:value-type="float">
            <text:p>20</text:p>
          </table:table-cell>
          <table:table-cell table:style-name="ce114"/>
          <table:table-cell table:number-columns-repeated="1019"/>
        </table:table-row>
        <table:table-row table:style-name="ro1">
          <table:table-cell table:number-columns-repeated="4"/>
          <table:table-cell table:style-name="ce114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By verified" table:application-data="" table:target-range-address="'By verified'.A1:'By verified'.D11" table:buttons="'By verified'.A1 'By verified'.A4 'By verified'.B4 'By verified'.C3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" table:display="true" table:show-details="true"/>
                <table:data-pilot-member table:name="de" table:display="true" table:show-details="true"/>
                <table:data-pilot-member table:name="es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ncept" table:orientation="page" table:used-hierarchy="-1" table:function="auto" loext:ignore-selected-page="true" table:selected-page="nurs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urse" table:display="true" table:show-details="true"/>
                <table:data-pilot-member table:name="doctor" table:display="true" table:show-details="true"/>
                <table:data-pilot-member table:name="teacher" table:display="true" table:show-details="true"/>
                <table:data-pilot-member table:name="president" table:display="true" table:show-details="true"/>
                <table:data-pilot-member table:name="boss" table:display="true" table:show-details="true"/>
                <table:data-pilot-member table:name="historian" table:display="true" table:show-details="true"/>
                <table:data-pilot-member table:name="pilot" table:display="true" table:show-details="true"/>
                <table:data-pilot-member table:name="shop assistant" table:display="true" table:show-details="true"/>
                <table:data-pilot-member table:name="student" table:display="true" table:show-details="true"/>
                <table:data-pilot-member table:name="driver" table:display="true" table:show-details="true"/>
                <table:data-pilot-member table:name="computer scientist" table:display="false" table:show-details="true"/>
                <table:data-pilot-member table:name="soldie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By language" table:application-data="" table:target-range-address="'By language'.A1:'By language'.C10" table:buttons="'By language'.A1 'By language'.A4 'By language'.B3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" table:display="true" table:show-details="true"/>
                <table:data-pilot-member table:name="f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" table:display="true" table:show-details="true"/>
                <table:data-pilot-member table:name="es" table:display="true" table:show-details="true"/>
                <table:data-pilot-member table:name="fr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ncept" table:orientation="page" table:used-hierarchy="-1" table:function="auto" loext:ignore-selected-page="true" table:selected-page="nurs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urse" table:display="true" table:show-details="true"/>
                <table:data-pilot-member table:name="doctor" table:display="true" table:show-details="true"/>
                <table:data-pilot-member table:name="teacher" table:display="true" table:show-details="true"/>
                <table:data-pilot-member table:name="president" table:display="true" table:show-details="true"/>
                <table:data-pilot-member table:name="boss" table:display="true" table:show-details="true"/>
                <table:data-pilot-member table:name="historian" table:display="true" table:show-details="true"/>
                <table:data-pilot-member table:name="pilot" table:display="true" table:show-details="true"/>
                <table:data-pilot-member table:name="shop assistant" table:display="true" table:show-details="true"/>
                <table:data-pilot-member table:name="student" table:display="true" table:show-details="true"/>
                <table:data-pilot-member table:name="driver" table:display="true" table:show-details="true"/>
                <table:data-pilot-member table:name="computer scientist" table:display="false" table:show-details="true"/>
                <table:data-pilot-member table:name="soldie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By concept" table:application-data="" table:target-range-address="'By concept'.A1:'By concept'.D24" table:buttons="'By concept'.A2 'By concept'.B2 'By concept'.C1" table:grand-total="column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" table:display="true" table:show-details="true"/>
                <table:data-pilot-member table:name="de" table:display="true" table:show-details="true"/>
                <table:data-pilot-member table:name="es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row" table:used-hierarchy="-1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oss" table:display="true" table:show-details="true"/>
                <table:data-pilot-member table:name="computer scientist" table:display="false" table:show-details="true"/>
                <table:data-pilot-member table:name="doctor" table:display="true" table:show-details="true"/>
                <table:data-pilot-member table:name="driver" table:display="true" table:show-details="true"/>
                <table:data-pilot-member table:name="historian" table:display="true" table:show-details="true"/>
                <table:data-pilot-member table:name="nurse" table:display="true" table:show-details="true"/>
                <table:data-pilot-member table:name="pilot" table:display="true" table:show-details="true"/>
                <table:data-pilot-member table:name="president" table:display="true" table:show-details="true"/>
                <table:data-pilot-member table:name="shop assistant" table:display="true" table:show-details="true"/>
                <table:data-pilot-member table:name="soldier" table:display="true" table:show-details="true"/>
                <table:data-pilot-member table:name="student" table:display="true" table:show-details="true"/>
                <table:data-pilot-member table:name="teacher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rrec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2:02:03.208261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lation" style:display-name="PageStyle_trans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verified" style:display-name="PageStyle_By verifi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language" style:display-name="PageStyle_By langu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ncept" style:display-name="PageStyle_By conce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9T12:02:33.337551841</dc:date>
    <meta:editing-duration>PT30S</meta:editing-duration>
    <meta:editing-cycles>1</meta:editing-cycles>
    <meta:document-statistic meta:table-count="4" meta:cell-count="4456" meta:object-count="0"/>
  </office:meta>
</office:document-meta>
</file>